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8071" officeooo:paragraph-rsid="000c8071"/>
    </style:style>
    <style:style style:name="P2" style:family="paragraph" style:parent-style-name="Standard">
      <style:paragraph-properties fo:text-align="start" style:justify-single-word="false"/>
      <style:text-properties fo:font-style="normal" style:text-underline-style="none" fo:font-weight="normal" officeooo:rsid="000c8071" officeooo:paragraph-rsid="000c8071"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00c8071" officeooo:paragraph-rsid="000de0ed"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0c8071" officeooo:paragraph-rsid="000c8071"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bold" officeooo:rsid="000c8071" officeooo:paragraph-rsid="000c807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bold" officeooo:rsid="000de0ed" officeooo:paragraph-rsid="000de0e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bold" officeooo:rsid="000fd285" officeooo:paragraph-rsid="000fd285"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bold" officeooo:rsid="0011411b" officeooo:paragraph-rsid="0011411b"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style:text-line-through-style="none" style:text-line-through-type="none" fo:font-style="normal" style:text-underline-style="none" fo:font-weight="normal" officeooo:rsid="000c8071" officeooo:paragraph-rsid="000c8071"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fo:font-style="normal" style:text-underline-style="none" fo:font-weight="normal" officeooo:rsid="000c8071" officeooo:paragraph-rsid="000c8071"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text-line-through-style="none" style:text-line-through-type="none" fo:font-style="normal" style:text-underline-style="none" fo:font-weight="normal" officeooo:rsid="000de0ed" officeooo:paragraph-rsid="000de0e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line-through-style="none" style:text-line-through-type="none" fo:font-style="normal" style:text-underline-style="none" fo:font-weight="normal" officeooo:rsid="000fd285" officeooo:paragraph-rsid="000fd28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line-through-style="none" style:text-line-through-type="none" fo:font-style="normal" style:text-underline-style="none" fo:font-weight="normal" officeooo:rsid="0011411b" officeooo:paragraph-rsid="0011411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line-through-style="none" style:text-line-through-type="none" fo:font-style="normal" style:text-underline-style="none" fo:font-weight="normal" officeooo:rsid="00127cd4" officeooo:paragraph-rsid="00127cd4"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bold" officeooo:rsid="00127cd4" officeooo:paragraph-rsid="00127cd4" style:font-style-asian="normal" style:font-weight-asian="bold" style:font-style-complex="normal" style:font-weight-complex="bold"/>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0de0ed"/>
    </style:style>
    <style:style style:name="T4" style:family="text">
      <style:text-properties officeooo:rsid="0013ec33"/>
    </style:style>
    <style:style style:name="T5" style:family="text">
      <style:text-properties officeooo:rsid="0016ba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hael + Joshua + <text:span text:style-name="T1">Luther</text:span></text:p>
      <text:p text:style-name="P4">Texte Diapo TETRIS</text:p>
      <text:p text:style-name="P9"/>
      <text:p text:style-name="P5">0 : Présentation</text:p>
      <text:p text:style-name="P10">on va essayer de recréer <text:span text:style-name="T4">TETRIS</text:span>, et même de l’améliorer</text:p>
      <text:p text:style-name="P10"/>
      <text:p text:style-name="P5">1 : Recréer le jeu</text:p>
      <text:p text:style-name="P10">- implémenter les pièces officielles (ex : matrices True/False)</text:p>
      <text:p text:style-name="P10">- descendre les pièces de temps en temps + les fixer quand elles ne peuvent plus descendre + supprimer les lignes + faire tomber les blocs nécessaires</text:p>
      <text:p text:style-name="P10">- implémenter le Z-bag randomiser pour ne pas avoir un total aléatoire</text:p>
      <text:p text:style-name="P10">- déterminer un score (ex : 100pts/ligneComplétée + 2pts/ligne<text:span text:style-name="T4">D</text:span>escendue<text:span text:style-name="T4">V</text:span>ite)</text:p>
      <text:p text:style-name="P10">- mettre des bordures sur les cases + des couleurs + des hold pieces et nextPiece</text:p>
      <text:p text:style-name="P10">- sauvegarder les scores dans un .txt <text:span text:style-name="T5">pour se comparer aux autres joueurs</text:span></text:p>
      <text:p text:style-name="P10">- créer un menu Home + Paramètre + <text:span text:style-name="T5">Jeu </text:span></text:p>
      <text:p text:style-name="P10"/>
      <text:p text:style-name="P5">2 : Algorithme</text:p>
      <text:p text:style-name="P10">- algorithme déterministe : programme qui donne le même résultat pour une entrée et un état donné</text:p>
      <text:p text:style-name="P2"><text:span text:style-name="T2">- </text:span><text:span text:style-name="T3">on peut donc prédire toutes les positions possible d’une pièce dans la grille, et déterminer un score d’après la nouvelle grille obtenue d’après plusieurs critères :</text:span></text:p>
      <text:p text:style-name="P11"><text:tab/>- la hauteur de la pièce max et/ou la hauteur de la pièce ajoutée</text:p>
      <text:p text:style-name="P11"><text:tab/>- le nombre de trous (case qui ne peut être atteinte même par une pièce 1*1)</text:p>
      <text:p text:style-name="P11"><text:tab/>- le nombre de lignes crées</text:p>
      <text:p text:style-name="P11"><text:tab/>- les irrégularités (gauche → droite avec +1 / deltaY)</text:p>
      <text:p text:style-name="P11"><text:tab/>- faire la même chose avec la hold piece pour changer si le scoreMax de la hold piece est supérieur</text:p>
      <text:p text:style-name="P11">=&gt; on obtient donc une formule du type</text:p>
      <text:p text:style-name="P11"/>
      <text:p text:style-name="P6">3 : IA par DRL</text:p>
      <text:p text:style-name="P11">- créer un réseau neuronal :</text:p>
      <text:p text:style-name="P11"><text:tab/>- couche entrée (ex : True/False pour chaque case de la grille + True/False pour chaque case de la matrice de la pièce)</text:p>
      <text:p text:style-name="P11"><text:tab/>- couches cachées (ex : 2-4 couches)</text:p>
      <text:p text:style-name="P11"><text:tab/>- couche sortie (ex : suite de N mouvement pour avoir la meilleure position || le prochain mouvement)</text:p>
      <text:p text:style-name="P11">- DQL (Deep Q-Learning): type apprentissage d’une IA avec un agent qui intéragit avec un environnement en lui donnant le prochain mouv à faire, et en recevant la récompense dédiée</text:p>
      <text:p text:style-name="P11"/>
      <text:p text:style-name="P6">4 : Réinventer TETRIS</text:p>
      <text:p text:style-name="P12">Créer un TETRIS-GALAXYYYYYYYYY !</text:p>
      <text:p text:style-name="P12">On peut créer un jeu avec 4 grilles qui tournent à chaque pièce =&gt; +dur et +fun</text:p>
      <text:p text:style-name="P12"/>
      <text:p text:style-name="P7">5 : Interface utilisateur</text:p>
      <text:p text:style-name="P12">- Ajouter des boutons de jeu pixelisés pour naviguer entre les menus / interagir avec le <text:span text:style-name="T5">jeu</text:span></text:p>
      <text:p text:style-name="P12">- Donner la possibilités de créer de nouvelles pièces || choisir les pièces présentes dans la partie</text:p>
      <text:p text:style-name="P12">- Créer un menu pour apprendre à l’utilisateur à choisir les meilleurs paramètres pour avoir le meilleur algo (alpha, beta, …)</text:p>
      <text:p text:style-name="P12"/>
      <text:p text:style-name="P8">6 : Limites</text:p>
      <text:p text:style-name="P13">- on doit finir ce gros projet avant la fin de l’année, donc ça va être compliqué</text:p>
      <text:p text:style-name="P13">- les membres Joshua et Luther ont un niveau de programmation et un niveau de productivité proche de 0, mais on espère que ça s’améliorera</text:p>
      <text:p text:style-name="P13"><text:soft-page-break/>- melheureusement, on a un budget de 0 yuan pour tout ce travail, donc nous allons devoir tout bacler</text:p>
      <text:p text:style-name="P13">- en cours, les instances supérieures nous forcent à coder avec ce maudit logiciel Edupython, qui crache 1 fois sur 2 et qui n’est pas du tout bien fait.</text:p>
      <text:p text:style-name="P13">- on doit également se préparer pour l’examen le plus important de notre vie : le bac de maths de 1è spé</text:p>
      <text:p text:style-name="P13">- on doit également supporter la charge de devoir gargantuesque de notre prof de français, qui se dit que on devrait être tout aussi bon qu’elle dans SA matière, et qui nous insulte ensuite car ce n’est surprenant pas le cas.</text:p>
      <text:p text:style-name="P13"/>
      <text:p text:style-name="P15">7 : Fin</text:p>
      <text:p text:style-name="P14">Est ce que vous avez des questions ?</text:p>
      <text:p text:style-name="P14">[[phrase interrogative à but informative introduite par…]]</text:p>
      <text:p text:style-name="P14"/>
      <text:p text:style-name="P11"/>
      <text:p text:style-name="P11"/>
      <text:p text:style-name="P11"/>
      <text:p text:style-name="P3"><text:span text:style-name="T3"><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06T11:15:38.989000000</meta:creation-date>
    <dc:date>2026-03-06T13:05:17.149000000</dc:date>
    <meta:editing-duration>PT15M36S</meta:editing-duration>
    <meta:editing-cycles>5</meta:editing-cycles>
    <meta:generator>LibreOffice/7.5.9.2$Windows_X86_64 LibreOffice_project/cdeefe45c17511d326101eed8008ac4092f278a9</meta:generator>
    <meta:document-statistic meta:table-count="0" meta:image-count="0" meta:object-count="0" meta:page-count="2" meta:paragraph-count="45" meta:word-count="589" meta:character-count="3196" meta:non-whitespace-character-count="2641"/>
  </office:meta>
</office:document-meta>
</file>